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JuniusX:nalt" fo:font-weight="normal" officeooo:rsid="0000d3c3" officeooo:paragraph-rsid="0000d3c3" style:font-weight-asian="normal" style:font-weight-complex="normal"/>
    </style:style>
    <style:style style:name="P2" style:family="paragraph" style:parent-style-name="Standard">
      <style:text-properties style:font-name="JuniusX:nalt" fo:font-weight="normal" officeooo:rsid="0000d3c3" officeooo:paragraph-rsid="00055a01" style:font-weight-asian="normal" style:font-weight-complex="normal"/>
    </style:style>
    <style:style style:name="P3" style:family="paragraph" style:parent-style-name="Standard">
      <style:text-properties style:font-name="JuniusX:nalt" fo:font-weight="normal" officeooo:rsid="0000d3c3" officeooo:paragraph-rsid="000a0e76" style:font-weight-asian="normal" style:font-weight-complex="normal"/>
    </style:style>
    <style:style style:name="P4" style:family="paragraph" style:parent-style-name="Standard">
      <style:text-properties style:font-name="JuniusX" fo:font-weight="normal" officeooo:rsid="0002e56f" officeooo:paragraph-rsid="0000d3c3" style:font-weight-asian="normal" style:font-weight-complex="normal"/>
    </style:style>
    <style:style style:name="P5" style:family="paragraph" style:parent-style-name="Standard">
      <style:text-properties style:font-name="JuniusX" fo:font-weight="normal" officeooo:rsid="00055a01" officeooo:paragraph-rsid="00055a01" style:font-weight-asian="normal" style:font-weight-complex="normal"/>
    </style:style>
    <style:style style:name="P6" style:family="paragraph" style:parent-style-name="Standard">
      <style:text-properties style:font-name="JuniusX:nalt=2" fo:font-weight="normal" officeooo:rsid="0002e56f" officeooo:paragraph-rsid="0002e56f" style:font-weight-asian="normal" style:font-weight-complex="normal"/>
    </style:style>
    <style:style style:name="P7" style:family="paragraph" style:parent-style-name="Standard">
      <style:text-properties style:font-name="JuniusX:nalt=2" fo:font-weight="normal" officeooo:rsid="00055a01" officeooo:paragraph-rsid="00055a01" style:font-weight-asian="normal" style:font-weight-complex="normal"/>
    </style:style>
    <style:style style:name="P8" style:family="paragraph" style:parent-style-name="Standard">
      <style:text-properties style:font-name="JuniusX:nalt=4" fo:font-weight="normal" officeooo:rsid="0000d3c3" officeooo:paragraph-rsid="00055a01" style:font-weight-asian="normal" style:font-weight-complex="normal"/>
    </style:style>
    <style:style style:name="P9" style:family="paragraph" style:parent-style-name="Standard">
      <style:text-properties style:font-name="JuniusX:nalt=5" fo:font-weight="normal" officeooo:rsid="0000d3c3" officeooo:paragraph-rsid="00055a01" style:font-weight-asian="normal" style:font-weight-complex="normal"/>
    </style:style>
    <style:style style:name="P10" style:family="paragraph" style:parent-style-name="Standard">
      <style:text-properties style:font-name="JuniusX:nalt=3" fo:font-weight="normal" officeooo:rsid="0000d3c3" officeooo:paragraph-rsid="00055a01" style:font-weight-asian="normal" style:font-weight-complex="normal"/>
    </style:style>
    <style:style style:name="T1" style:family="text">
      <style:text-properties officeooo:rsid="0007ec25"/>
    </style:style>
    <style:style style:name="T2" style:family="text">
      <style:text-properties officeooo:rsid="000ca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lt[=1]</text:p>
      <text:p text:style-name="P1">a b c d e f g h i j k l m n o p q r s t u v w x y z</text:p>
      <text:p text:style-name="P2">A B C D E F G H I J K L M N O P Q R S T U V W X Y Z</text:p>
      <text:p text:style-name="P2">0 1 2 3 4 5 6 7 8 9 <text:span text:style-name="T1">10 11 12 13 14 15 16 17 18 19 20</text:span></text:p>
      <text:p text:style-name="P1"/>
      <text:p text:style-name="P5">nalt=2</text:p>
      <text:p text:style-name="P6">a b c d e f g h i j k l m n o p q r s t u v w x y z</text:p>
      <text:p text:style-name="P7">0 1 2 3 4 5 6 6 7 8 9 <text:span text:style-name="T2">10 11 12 13 14 15 16 17 18 19 20</text:span></text:p>
      <text:p text:style-name="P1"/>
      <text:p text:style-name="P5">nalt=3</text:p>
      <text:p text:style-name="P10"><text:span text:style-name="T2">0 </text:span>1 2 3 4 5 6 7 8 9 <text:span text:style-name="T2">10</text:span></text:p>
      <text:p text:style-name="P4"/>
      <text:p text:style-name="P5">nalt=4</text:p>
      <text:p text:style-name="P8"><text:span text:style-name="T2">0 </text:span>1 2 3 4 5 6 7 8 9 <text:span text:style-name="T2">10 11 12 13 14 15 16 17 18 19 20</text:span></text:p>
      <text:p text:style-name="P8"/>
      <text:p text:style-name="P5">nalt=5</text:p>
      <text:p text:style-name="P9"><text:span text:style-name="T2">0 </text:span>1 2 3 4 5 6 7 8 9 <text:span text:style-name="T2">10 11 12 13 14 15 16 17 18 19 20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18:04:50.029911075</meta:creation-date>
    <dc:date>2020-06-26T09:35:55.799778885</dc:date>
    <meta:editing-duration>PT37M49S</meta:editing-duration>
    <meta:editing-cycles>8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3" meta:word-count="179" meta:character-count="417" meta:non-whitespace-character-count="251"/>
  </office:meta>
</office:document-meta>
</file>